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9F600000072560D14EE6870FC21.png" manifest:media-type="image/png"/>
  <manifest:file-entry manifest:full-path="Pictures/100000000000010B00000061A516D0F2C4D1D614.png" manifest:media-type="image/png"/>
  <manifest:file-entry manifest:full-path="Pictures/10000000000000C80000008256A4D52A80520524.png" manifest:media-type="image/png"/>
  <manifest:file-entry manifest:full-path="Pictures/100002010000076B0000022CF16A0C0979B7531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,Bold" svg:font-family="'Arial,Bold'"/>
    <style:font-face style:name="Mangal1" svg:font-family="Mangal"/>
    <style:font-face style:name="helvetica neue" svg:font-family="'helvetica neue'" style:font-adornments="Normal"/>
    <style:font-face style:name="ARIAL" svg:font-family="ARIAL" style:font-family-generic="swiss"/>
    <style:font-face style:name="Arial2" svg:font-family="Arial" style:font-family-generic="swiss"/>
    <style:font-face style:name="Arial" svg:font-family="Arial" style:font-adornments="Normal" style:font-family-generic="swiss"/>
    <style:font-face style:name="Ubuntu" svg:font-family="Ubuntu" style:font-adornments="Norm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85.93mm" fo:margin-left="0mm" table:align="left" style:writing-mode="lr-tb"/>
    </style:style>
    <style:style style:name="Tabla1.A" style:family="table-column">
      <style:table-column-properties style:column-width="39.93mm"/>
    </style:style>
    <style:style style:name="Tabla1.B" style:family="table-column">
      <style:table-column-properties style:column-width="42.95mm"/>
    </style:style>
    <style:style style:name="Tabla1.C" style:family="table-column">
      <style:table-column-properties style:column-width="41.52mm"/>
    </style:style>
    <style:style style:name="Tabla1.D" style:family="table-column">
      <style:table-column-properties style:column-width="61.52mm"/>
    </style:style>
    <style:style style:name="Tabla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a1.C1" style:family="table-cell">
      <style:table-cell-properties fo:padding="0.97mm" fo:border="0.05pt solid #000000"/>
    </style:style>
    <style:style style:name="Tabla1.A2" style:family="table-cell">
      <style:table-cell-properties fo:padding="0.97mm" fo:border-left="0.05pt solid #000000" fo:border-right="none" fo:border-top="none" fo:border-bottom="0.05pt solid #000000"/>
    </style:style>
    <style:style style:name="Tabla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36.49mm"/>
    </style:style>
    <style:style style:name="P1" style:family="paragraph" style:parent-style-name="Standard">
      <style:paragraph-properties fo:text-align="center" style:justify-single-word="false"/>
      <style:text-properties officeooo:paragraph-rsid="001f495b"/>
    </style:style>
    <style:style style:name="P2" style:family="paragraph" style:parent-style-name="Standard">
      <style:paragraph-properties fo:text-align="center" style:justify-single-word="false"/>
      <style:text-properties officeooo:paragraph-rsid="005b0585"/>
    </style:style>
    <style:style style:name="P3" style:family="paragraph" style:parent-style-name="Standard">
      <style:paragraph-properties fo:text-align="center" style:justify-single-word="false"/>
      <style:text-properties officeooo:paragraph-rsid="00611bc0"/>
    </style:style>
    <style:style style:name="P4" style:family="paragraph" style:parent-style-name="Standard">
      <style:paragraph-properties fo:text-align="center" style:justify-single-word="false"/>
      <style:text-properties officeooo:rsid="00578900" officeooo:paragraph-rsid="005b0585"/>
    </style:style>
    <style:style style:name="P5" style:family="paragraph" style:parent-style-name="Standard">
      <style:paragraph-properties fo:text-align="center" style:justify-single-word="false"/>
      <style:text-properties officeooo:rsid="00578900" officeooo:paragraph-rsid="00611bc0"/>
    </style:style>
    <style:style style:name="P6" style:family="paragraph" style:parent-style-name="Standard">
      <style:paragraph-properties fo:text-align="center" style:justify-single-word="false"/>
      <style:text-properties officeooo:paragraph-rsid="005b0585" fo:background-color="transparent"/>
    </style:style>
    <style:style style:name="P7" style:family="paragraph" style:parent-style-name="Standard">
      <style:text-properties officeooo:paragraph-rsid="00611bc0"/>
    </style:style>
    <style:style style:name="P8" style:family="paragraph" style:parent-style-name="Standard"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8pt" fo:letter-spacing="normal" fo:language="es" fo:country="ES" fo:font-style="normal" fo:text-shadow="none" style:text-underline-style="none" fo:font-weight="normal" style:letter-kerning="false" style:font-size-asian="8pt" style:font-style-asian="normal" style:font-weight-asian="normal" style:font-size-complex="8pt" style:font-weight-complex="bold" style:text-emphasize="none"/>
    </style:style>
    <style:style style:name="P12" style:family="paragraph" style:parent-style-name="Table_20_Contents">
      <style:text-properties officeooo:paragraph-rsid="005b0585"/>
    </style:style>
    <style:style style:name="P13" style:family="paragraph" style:parent-style-name="Table_20_Contents">
      <style:text-properties officeooo:paragraph-rsid="00611bc0"/>
    </style:style>
    <style:style style:name="P14" style:family="paragraph" style:parent-style-name="Footer">
      <style:text-properties officeooo:paragraph-rsid="00611bc0"/>
    </style:style>
    <style:style style:name="P15" style:family="paragraph" style:parent-style-name="Standard">
      <style:paragraph-properties fo:margin-left="0mm" fo:margin-right="10mm" fo:text-align="center" style:justify-single-word="false" fo:text-indent="0mm" style:auto-text-indent="false">
        <style:tab-stops>
          <style:tab-stop style:position="175.03mm" style:type="right" style:leader-style="dotted" style:leader-text="."/>
        </style:tab-stops>
      </style:paragraph-properties>
      <style:text-properties style:font-name="Times New Roman" fo:font-size="12pt" fo:language="es" fo:country="VE" fo:font-style="normal" fo:font-weight="bold" style:font-name-asian="Arial2" style:font-size-asian="12pt" style:font-style-asian="normal" style:font-weight-asian="bold" style:font-name-complex="Arial,Bold" style:font-size-complex="12pt" style:font-style-complex="normal" style:font-weight-complex="bold"/>
    </style:style>
    <style:style style:name="P16" style:family="paragraph" style:parent-style-name="Standard">
      <style:paragraph-properties fo:margin-left="0mm" fo:margin-right="10mm" fo:text-align="center" style:justify-single-word="false" fo:text-indent="0mm" style:auto-text-indent="false">
        <style:tab-stops>
          <style:tab-stop style:position="175.03mm" style:type="right" style:leader-style="dotted" style:leader-text="."/>
        </style:tab-stops>
      </style:paragraph-properties>
      <style:text-properties style:font-name="Arial1" fo:font-size="12pt" fo:language="es" fo:country="VE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mm" fo:margin-right="10mm" fo:text-align="center" style:justify-single-word="false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ARIAL" fo:language="es" fo:country="VE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style:font-name="Arial2" fo:font-size="12pt" fo:letter-spacing="normal" fo:language="es" fo:country="VE" fo:font-style="normal" fo:font-weight="normal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Arial2" fo:language="es" fo:country="VE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style:font-name="Arial2" fo:language="es" fo:country="VE" fo:font-weight="normal" officeooo:paragraph-rsid="005cafb3" style:font-weight-asian="normal" style:font-weight-complex="normal"/>
    </style:style>
    <style:style style:name="P22" style:family="paragraph" style:parent-style-name="Standard">
      <style:paragraph-properties fo:margin-left="0mm" fo:margin-right="0mm" fo:text-align="justify" style:justify-single-word="false" fo:text-indent="0mm" style:auto-text-indent="false"/>
    </style:style>
    <style:style style:name="P23" style:family="paragraph" style:parent-style-name="Standard">
      <style:paragraph-properties fo:margin-left="0mm" fo:margin-right="0mm" fo:margin-top="0mm" fo:margin-bottom="0mm" loext:contextual-spacing="false" style:line-height-at-least="0mm" fo:text-align="center" style:justify-single-word="false" fo:text-indent="0mm" style:auto-text-indent="false" style:writing-mode="lr-tb"/>
      <style:text-properties fo:color="#000000" style:text-outline="false" style:text-line-through-style="none" style:text-line-through-type="none" style:font-name="Arial" fo:font-size="8pt" fo:letter-spacing="normal" fo:font-style="normal" fo:text-shadow="none" style:text-underline-style="none" fo:font-weight="normal" style:letter-kerning="false" style:font-size-asian="8pt" style:font-style-asian="normal" style:font-weight-asian="normal" style:font-size-complex="8pt" style:text-emphasize="none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2pt" fo:language="es" fo:country="ES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Arial1" fo:font-size="16pt" fo:language="es" fo:country="ES" fo:font-weight="bold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text-properties officeooo:rsid="004ac103" officeooo:paragraph-rsid="004ac103"/>
    </style:style>
    <style:style style:name="P28" style:family="paragraph" style:parent-style-name="Text_20_body">
      <style:text-properties officeooo:paragraph-rsid="0051592c"/>
    </style:style>
    <style:style style:name="P29" style:family="paragraph" style:parent-style-name="Título_20_principal">
      <style:text-properties officeooo:rsid="004b93c2" officeooo:paragraph-rsid="004b93c2"/>
    </style:style>
    <style:style style:name="P30" style:family="paragraph" style:parent-style-name="Título_20_principal">
      <style:text-properties officeooo:rsid="0051ed99" officeooo:paragraph-rsid="0051592c"/>
    </style:style>
    <style:style style:name="P31" style:family="paragraph" style:parent-style-name="Contents_20_1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32" style:family="paragraph" style:parent-style-name="Título_20_principal">
      <style:paragraph-properties fo:break-before="page"/>
      <style:text-properties officeooo:rsid="0051ed99" officeooo:paragraph-rsid="0051592c"/>
    </style:style>
    <style:style style:name="P33" style:family="paragraph" style:parent-style-name="Table_20_Contents">
      <style:paragraph-properties fo:margin-top="0mm" fo:margin-bottom="0mm" loext:contextual-spacing="false" fo:line-height="100%" fo:text-align="justify" style:justify-single-word="false" fo:orphans="2" fo:widows="2" fo:hyphenation-ladder-count="no-limit" style:writing-mode="lr-tb"/>
      <style:text-properties style:font-name="Arial1" fo:font-size="8pt" fo:font-weight="bold" officeooo:paragraph-rsid="00611bc0" style:font-name-asian="Calibri" style:font-size-asian="8pt" style:font-weight-asian="bold" style:font-name-complex="Times New Roman" style:font-size-complex="8pt" style:font-weight-complex="bold" fo:hyphenate="false" fo:hyphenation-remain-char-count="2" fo:hyphenation-push-char-count="2"/>
    </style:style>
    <style:style style:name="P34" style:family="paragraph" style:parent-style-name="Table_20_Contents">
      <style:paragraph-properties fo:margin-top="0mm" fo:margin-bottom="0mm" loext:contextual-spacing="false" fo:line-height="100%" fo:text-align="justify" style:justify-single-word="false"/>
      <style:text-properties style:font-name="Arial1" fo:font-size="8pt" fo:font-weight="bold" officeooo:paragraph-rsid="00611bc0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Arial1" fo:font-size="8pt" fo:font-weight="normal" officeooo:paragraph-rsid="00611bc0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font-name="Arial1" fo:font-size="8pt" fo:font-weight="normal" officeooo:rsid="002840e5" officeooo:paragraph-rsid="00611bc0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top="0mm" fo:margin-bottom="0mm" loext:contextual-spacing="false" fo:line-height="100%" fo:text-align="justify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paragraph-rsid="00611bc0" style:font-size-asian="9pt" style:font-style-asian="normal" style:font-weight-asian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Arial1" fo:font-size="8pt" fo:font-weight="normal" officeooo:rsid="002840e5" officeooo:paragraph-rsid="00611bc0" style:font-size-asian="8pt" style:font-weight-asian="normal" style:font-size-complex="8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</style:style>
    <style:style style:name="P40" style:family="paragraph" style:parent-style-name="Standard" style:master-page-name="Index">
      <style:paragraph-properties fo:text-align="justify" style:justify-single-word="false" style:page-number="auto"/>
      <style:text-properties officeooo:paragraph-rsid="00611bc0"/>
    </style:style>
    <style:style style:name="P41" style:family="paragraph" style:parent-style-name="Index" style:list-style-name="L1">
      <style:paragraph-properties fo:margin-left="0mm" fo:margin-right="0mm" fo:text-indent="0mm" style:auto-text-indent="false"/>
    </style:style>
    <style:style style:name="P42" style:family="paragraph" style:parent-style-name="Index" style:list-style-name="L1">
      <style:paragraph-properties fo:margin-left="0mm" fo:margin-right="0mm" fo:text-indent="0mm" style:auto-text-indent="false"/>
      <style:text-properties officeooo:paragraph-rsid="005cafb3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paragraph-properties fo:margin-left="0mm" fo:margin-right="0mm" fo:text-align="start" style:justify-single-word="false" fo:text-indent="0mm" style:auto-text-indent="false"/>
    </style:style>
    <style:style style:name="P45" style:family="paragraph" style:parent-style-name="Text_20_body" style:list-style-name="L1">
      <style:paragraph-properties fo:margin-left="0mm" fo:margin-right="0mm" fo:text-align="justify" style:justify-single-word="false" fo:text-indent="0mm" style:auto-text-indent="false"/>
    </style:style>
    <style:style style:name="P46" style:family="paragraph" style:parent-style-name="Text_20_body" style:list-style-name="L1">
      <style:paragraph-properties fo:margin-left="0mm" fo:margin-right="0mm" fo:text-align="justify" style:justify-single-word="false" fo:text-indent="0mm" style:auto-text-indent="false"/>
      <style:text-properties officeooo:rsid="004085d8" officeooo:paragraph-rsid="004085d8"/>
    </style:style>
    <style:style style:name="P47" style:family="paragraph" style:parent-style-name="Text_20_body" style:list-style-name="L1">
      <style:paragraph-properties fo:margin-left="0mm" fo:margin-right="0mm" fo:text-indent="0mm" style:auto-text-indent="false"/>
    </style:style>
    <style:style style:name="P48" style:family="paragraph" style:parent-style-name="Text_20_body" style:list-style-name="L1">
      <style:paragraph-properties fo:margin-left="0mm" fo:margin-right="0mm" fo:text-indent="0mm" style:auto-text-indent="false"/>
      <style:text-properties officeooo:paragraph-rsid="005cafb3"/>
    </style:style>
    <style:style style:name="T1" style:family="text">
      <style:text-properties officeooo:rsid="00611bc0"/>
    </style:style>
    <style:style style:name="T2" style:family="text">
      <style:text-properties style:use-window-font-color="true" style:text-outline="false" style:text-line-through-style="none" style:text-line-through-type="none" fo:language="es" fo:country="VE" fo:font-style="normal" fo:text-shadow="none" fo:background-color="transparent" loext:char-shading-value="0" style:language-asian="zh" style:country-asian="CN" style:font-style-asian="normal" style:language-complex="ar" style:country-complex="SA" style:font-style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language="es" fo:country="VE" fo:font-style="normal" fo:text-shadow="none" officeooo:rsid="002d4241" fo:background-color="transparent" loext:char-shading-value="0" style:language-asian="zh" style:country-asian="CN" style:font-style-asian="normal" style:language-complex="ar" style:country-complex="SA" style:font-style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language="es" fo:country="VE" fo:font-style="normal" fo:text-shadow="none" officeooo:rsid="003865be" fo:background-color="transparent" loext:char-shading-value="0" style:language-asian="zh" style:country-asian="CN" style:font-style-asian="normal" style:language-complex="ar" style:country-complex="SA" style:font-style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fo:language="es" fo:country="VE" fo:font-style="normal" fo:text-shadow="none" style:text-underline-style="none" fo:background-color="transparent" loext:char-shading-value="0" style:language-asian="zh" style:country-asian="CN" style:font-style-asian="normal" style:language-complex="ar" style:country-complex="SA" style:font-style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language="es" fo:country="VE" fo:font-style="normal" fo:text-shadow="none" style:text-underline-style="none" fo:font-weight="normal" officeooo:rsid="0058bea6" fo:background-color="transparent" loext:char-shading-value="0" style:language-asian="zh" style:country-asian="CN" style:font-style-asian="normal" style:font-weight-asian="normal" style:language-complex="ar" style:country-complex="SA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2" fo:language="es" fo:country="VE" fo:font-style="normal" fo:text-shadow="none" style:text-underline-style="none" fo:font-weight="normal" officeooo:rsid="0056b2d8" fo:background-color="transparent" loext:char-shading-value="0" style:language-asian="zh" style:country-asian="CN" style:font-style-asian="normal" style:font-weight-asian="normal" style:language-complex="ar" style:country-complex="SA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2" fo:language="es" fo:country="VE" fo:font-style="normal" fo:text-shadow="none" style:text-underline-style="none" fo:font-weight="normal" officeooo:rsid="0060e1ca" fo:background-color="transparent" loext:char-shading-value="0" style:language-asian="zh" style:country-asian="CN" style:font-style-asian="normal" style:font-weight-asian="normal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variant="normal" fo:text-transform="none" fo:color="#000000" fo:font-size="12pt" fo:letter-spacing="normal"/>
    </style:style>
    <style:style style:name="T10" style:family="text">
      <style:text-properties fo:font-variant="normal" fo:text-transform="none" fo:color="#000000" fo:font-size="12pt" fo:letter-spacing="normal" fo:font-style="normal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00" fo:font-size="12pt" fo:letter-spacing="normal" fo:font-style="normal" officeooo:rsid="005cafb3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color="#000000" fo:font-size="12pt" fo:letter-spacing="normal" fo:font-weight="normal"/>
    </style:style>
    <style:style style:name="T13" style:family="text">
      <style:text-properties fo:font-variant="normal" fo:text-transform="none" fo:color="#000000" fo:font-size="12pt" fo:letter-spacing="normal" fo:font-weight="normal" officeooo:rsid="002f71c3"/>
    </style:style>
    <style:style style:name="T14" style:family="text">
      <style:text-properties fo:font-variant="normal" fo:text-transform="none" fo:color="#000000" style:font-name="Arial2" fo:font-size="12pt" fo:letter-spacing="normal"/>
    </style:style>
    <style:style style:name="T15" style:family="text">
      <style:text-properties fo:font-variant="normal" fo:text-transform="none" fo:color="#000000" style:font-name="Arial2" fo:font-size="12pt" fo:letter-spacing="normal" fo:font-weight="normal"/>
    </style:style>
    <style:style style:name="T16" style:family="text">
      <style:text-properties fo:font-variant="normal" fo:text-transform="none" fo:color="#000000" style:font-name="Arial2" fo:font-size="12pt" fo:letter-spacing="normal" fo:font-weight="normal" officeooo:rsid="002f71c3"/>
    </style:style>
    <style:style style:name="T17" style:family="text">
      <style:text-properties fo:font-variant="normal" fo:text-transform="none" fo:color="#000000" style:font-name="Arial2" fo:font-size="12pt" fo:letter-spacing="normal" fo:font-weight="normal" officeooo:rsid="004c0324"/>
    </style:style>
    <style:style style:name="T18" style:family="text">
      <style:text-properties fo:font-variant="normal" fo:text-transform="none" fo:color="#000000" style:font-name="Arial2" fo:font-size="12pt" fo:letter-spacing="normal" fo:language="es" fo:country="ES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Arial2" fo:font-size="12pt" fo:letter-spacing="normal" fo:language="es" fo:country="ES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Arial2" fo:font-size="12pt" fo:letter-spacing="normal" officeooo:rsid="004c203f"/>
    </style:style>
    <style:style style:name="T21" style:family="text">
      <style:text-properties fo:font-variant="normal" fo:text-transform="none" fo:color="#000000" style:font-name="Arial2" fo:font-size="12pt" fo:letter-spacing="normal" fo:language="es" fo:country="VE" fo:font-style="normal" style:font-style-asian="normal" style:font-style-complex="normal"/>
    </style:style>
    <style:style style:name="T22" style:family="text">
      <style:text-properties fo:font-variant="normal" fo:text-transform="none" fo:color="#000000" style:font-name="Arial2" fo:font-size="12pt" fo:letter-spacing="normal" fo:language="es" fo:country="VE" fo:font-style="normal" fo:font-weight="normal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style:font-name="Arial2" fo:font-size="12pt" fo:letter-spacing="normal" fo:language="es" fo:country="VE" fo:font-style="normal" fo:font-weight="normal" officeooo:rsid="002f71c3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00" style:font-name="Arial1" fo:font-size="12pt" fo:letter-spacing="normal" fo:font-style="normal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style:font-name="Arial1" fo:font-size="12pt" fo:letter-spacing="normal" fo:font-style="normal" officeooo:rsid="00613074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f71c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b93c2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f71c3" style:font-style-asian="normal" style:font-style-complex="normal"/>
    </style:style>
    <style:style style:name="T31" style:family="text">
      <style:text-properties officeooo:rsid="002dc8a8"/>
    </style:style>
    <style:style style:name="T32" style:family="text">
      <style:text-properties officeooo:rsid="003e228f"/>
    </style:style>
    <style:style style:name="T33" style:family="text">
      <style:text-properties officeooo:rsid="003f413f"/>
    </style:style>
    <style:style style:name="T34" style:family="text">
      <style:text-properties officeooo:rsid="004085d8"/>
    </style:style>
    <style:style style:name="T35" style:family="text">
      <style:text-properties officeooo:rsid="00415e9b"/>
    </style:style>
    <style:style style:name="T36" style:family="text">
      <style:text-properties officeooo:rsid="00440e78"/>
    </style:style>
    <style:style style:name="T37" style:family="text">
      <style:text-properties officeooo:rsid="0045b00e"/>
    </style:style>
    <style:style style:name="T38" style:family="text">
      <style:text-properties officeooo:rsid="00477466"/>
    </style:style>
    <style:style style:name="T39" style:family="text">
      <style:text-properties officeooo:rsid="0047d138"/>
    </style:style>
    <style:style style:name="T40" style:family="text">
      <style:text-properties officeooo:rsid="0048d6b6"/>
    </style:style>
    <style:style style:name="T41" style:family="text">
      <style:text-properties officeooo:rsid="0051ed99"/>
    </style:style>
    <style:style style:name="T42" style:family="text">
      <style:text-properties fo:color="#000000" style:text-outline="false" style:text-line-through-style="none" style:text-line-through-type="none" style:font-name="Ubuntu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Arial1" fo:font-size="8pt" fo:letter-spacing="normal" fo:font-style="normal" fo:text-shadow="none" style:text-underline-style="none" fo:font-weight="normal" style:letter-kerning="false" style:font-size-asian="8pt" style:font-style-asian="normal" style:font-weight-asian="normal" style:font-size-complex="8pt" style:text-emphasize="none"/>
    </style:style>
    <style:style style:name="T44" style:family="text">
      <style:text-properties style:font-name-asian="Arial2" style:font-name-complex="Arial,Bold"/>
    </style:style>
    <style:style style:name="T45" style:family="text">
      <style:text-properties style:font-name="Times New Roman" fo:font-size="12pt" fo:language="es" fo:country="VE" fo:font-style="normal" fo:font-weight="bold" style:font-name-asian="Arial2" style:font-size-asian="12pt" style:font-style-asian="normal" style:font-weight-asian="bold" style:font-name-complex="Arial,Bold" style:font-size-complex="12pt" style:font-style-complex="normal" style:font-weight-complex="bold"/>
    </style:style>
    <style:style style:name="T46" style:family="text">
      <style:text-properties officeooo:rsid="005caf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31.75mm" fo:margin-left="31.75m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4"><text:s text:c="2"/></text:span>NOMBRE DEL LABORATORIO</text:p>
      <text:p text:style-name="P17"><text:span text:style-name="T45"><text:s text:c="7"/></text:span><text:span text:style-name="T43">Tipo de letra Arial 12 En mayúscula</text:span><text:span text:style-name="T42"> </text:span></text:p>
      <text:p text:style-name="P15"/>
      <text:p text:style-name="P24"/>
      <text:p text:style-name="P24"/>
      <text:p text:style-name="P24"/>
      <text:p text:style-name="P24"/>
      <text:p text:style-name="P24"/>
      <text:p text:style-name="P24"/>
      <text:p text:style-name="P25">T<text:span text:style-name="T31">Í</text:span>TULO</text:p>
      <text:p text:style-name="P11">Ejemplo: INSTRUCCIÓN DE TRABAJO PARA LA SÍNTESIS DE SOLUCIÓN EQUIVALENTE AL TEJIDO HUMANO </text:p>
      <text:p text:style-name="P23">Tipo de letra Arial 16 - En mayúscula</text:p>
      <text:p text:style-name="P9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2" office:value-type="string">
            <text:p text:style-name="P33"><text:span text:style-name="T3">C</text:span><text:span text:style-name="T4">Ó</text:span><text:span text:style-name="T3">DIGO</text:span><text:span text:style-name="T2">:</text:span><text:span text:style-name="T5"> </text:span><text:span text:style-name="T6">FO</text:span><text:span text:style-name="T7">-</text:span><text:span text:style-name="T8">IT-</text:span><text:span text:style-name="T7">002</text:span></text:p>
          </table:table-cell>
          <table:covered-table-cell/>
          <table:table-cell table:style-name="Tabla1.C1" table:number-columns-spanned="2" office:value-type="string">
            <text:p text:style-name="P33">N° DOC: <text:span text:style-name="T46">(Campo restringido al SGC)</text:span></text:p>
          </table:table-cell>
          <table:covered-table-cell/>
        </table:table-row>
        <table:table-row>
          <table:table-cell table:style-name="Tabla1.A2" office:value-type="string">
            <text:p text:style-name="P34">Originado por:</text:p>
          </table:table-cell>
          <table:table-cell table:style-name="Tabla1.A2" office:value-type="string">
            <text:p text:style-name="P34">Elaborado por:</text:p>
          </table:table-cell>
          <table:table-cell table:style-name="Tabla1.A2" office:value-type="string">
            <text:p text:style-name="P34">Revisado por:</text:p>
          </table:table-cell>
          <table:table-cell table:style-name="Tabla1.D2" office:value-type="string">
            <text:p text:style-name="P34">Aprobador por:</text:p>
          </table:table-cell>
        </table:table-row>
        <table:table-row table:style-name="Tabla1.3">
          <table:table-cell table:style-name="Tabla1.A2" office:value-type="string">
            <text:p text:style-name="P35"/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38"/>
          </table:table-cell>
          <table:table-cell table:style-name="Tabla1.D2" office:value-type="string">
            <text:p text:style-name="P37"/>
          </table:table-cell>
        </table:table-row>
        <table:table-row>
          <table:table-cell table:style-name="Tabla1.A2" office:value-type="string">
            <text:p text:style-name="P34">Fecha: </text:p>
          </table:table-cell>
          <table:table-cell table:style-name="Tabla1.A2" office:value-type="string">
            <text:p text:style-name="P34">Fecha: </text:p>
          </table:table-cell>
          <table:table-cell table:style-name="Tabla1.A2" office:value-type="string">
            <text:p text:style-name="P34">Fecha: </text:p>
          </table:table-cell>
          <table:table-cell table:style-name="Tabla1.D2" office:value-type="string">
            <text:p text:style-name="P34">Fecha:</text:p>
          </table:table-cell>
        </table:table-row>
      </table:table>
      <text:p text:style-name="P40"/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</text:index-source-styles>
          <text:index-source-styles text:outline-level="2">
            <text:index-source-style text:style-name="Contents_20_1"/>
          </text:index-source-styles>
          <text:index-source-styles text:outline-level="3">
            <text:index-source-style text:style-name="Contents_20_2"/>
          </text:index-source-styles>
          <text:index-source-styles text:outline-level="4">
            <text:index-source-style text:style-name="Contents_20_3"/>
          </text:index-source-styles>
        </text:table-of-content-source>
        <text:index-body>
          <text:index-title text:style-name="Sect1" text:name="Sumario1_Head">
            <text:p text:style-name="Contents_20_Heading">Índice de contenidos</text:p>
          </text:index-title>
          <text:p text:style-name="P31"><text:a xlink:type="simple" xlink:href="#__RefHeading___Toc2046_903074945" text:style-name="Index_20_Link" text:visited-style-name="Index_20_Link">1.Objetivo<text:tab/>3</text:a></text:p>
          <text:p text:style-name="P31"><text:a xlink:type="simple" xlink:href="#__RefHeading___Toc2048_903074945" text:style-name="Index_20_Link" text:visited-style-name="Index_20_Link">2.Alcance<text:tab/>3</text:a></text:p>
          <text:p text:style-name="P31"><text:a xlink:type="simple" xlink:href="#__RefHeading___Toc2050_903074945" text:style-name="Index_20_Link" text:visited-style-name="Index_20_Link">3.Documentos de referencia<text:tab/>3</text:a></text:p>
          <text:p text:style-name="P31"><text:a xlink:type="simple" xlink:href="#__RefHeading___Toc2052_903074945" text:style-name="Index_20_Link" text:visited-style-name="Index_20_Link">4.Términos y definiciones<text:tab/>3</text:a></text:p>
          <text:p text:style-name="P31"><text:a xlink:type="simple" xlink:href="#__RefHeading___Toc2054_903074945" text:style-name="Index_20_Link" text:visited-style-name="Index_20_Link">5.Personal autorizado<text:tab/>3</text:a></text:p>
          <text:p text:style-name="P31"><text:a xlink:type="simple" xlink:href="#__RefHeading___Toc2056_903074945" text:style-name="Index_20_Link" text:visited-style-name="Index_20_Link">6.Personal requerido<text:tab/>4</text:a></text:p>
          <text:p text:style-name="P31"><text:a xlink:type="simple" xlink:href="#__RefHeading___Toc2058_903074945" text:style-name="Index_20_Link" text:visited-style-name="Index_20_Link">7.Materiales<text:tab/>4</text:a></text:p>
          <text:p text:style-name="P31"><text:a xlink:type="simple" xlink:href="#__RefHeading___Toc2060_903074945" text:style-name="Index_20_Link" text:visited-style-name="Index_20_Link">8.Herramientas y equipos<text:tab/>4</text:a></text:p>
          <text:p text:style-name="P31"><text:a xlink:type="simple" xlink:href="#__RefHeading___Toc2062_903074945" text:style-name="Index_20_Link" text:visited-style-name="Index_20_Link">9.Equipos de protección personal<text:tab/>4</text:a></text:p>
          <text:p text:style-name="P31"><text:a xlink:type="simple" xlink:href="#__RefHeading___Toc2064_903074945" text:style-name="Index_20_Link" text:visited-style-name="Index_20_Link">10.Precauciones de seguridad<text:tab/>4</text:a></text:p>
          <text:p text:style-name="P31"><text:a xlink:type="simple" xlink:href="#__RefHeading___Toc2066_903074945" text:style-name="Index_20_Link" text:visited-style-name="Index_20_Link">11.Descripción de la actividad<text:tab/>4</text:a></text:p>
          <text:p text:style-name="P31"><text:a xlink:type="simple" xlink:href="#__RefHeading___Toc2068_903074945" text:style-name="Index_20_Link" text:visited-style-name="Index_20_Link">12.Anexos<text:tab/>5</text:a></text:p>
        </text:index-body>
      </text:table-of-content>
      <text:p text:style-name="P30"/>
      <text:p text:style-name="P32">¿Cuando usar este tipo de documento?</text:p>
      <text:p text:style-name="P28"><text:span text:style-name="T41"><text:tab/>Este tipo de documento se utiliza</text:span> cuando se desea especificar <text:span text:style-name="T41">el procedimiento a seguir en la realización de una tarea particular en la etapa de un proceso. Ejemplo: Se desea especificar el procedimiento a seguir y los resultados obtenidos de la caracterización de los líquidos de ensayo para la banda de frecuencias de 850 MHz y 900 MHz</text:span></text:p>
      <text:p text:style-name="Título_20_principal">Contenido del documento</text:p>
      <text:p text:style-name="P27"><text:tab/>En este apartado se detallan cada uno de los ítems que deben componer un documento de tipo instrucción de trabajo, cabe destacar que esta estructura puede ser adaptada a las necesidades de la instrucción de trabajo a plasmar.</text:p>
      <text:p text:style-name="P8"/>
      <text:list xml:id="list3445101507" text:style-name="L1">
        <text:list-item>
          <text:p text:style-name="P41"><text:bookmark-start text:name="__RefHeading___Toc2046_903074945"/>Objetivo<text:bookmark-end text:name="__RefHeading___Toc2046_903074945"/></text:p>
          <text:p text:style-name="P41"/>
          <text:p text:style-name="P44"><text:span text:style-name="T32">Propósito</text:span> de <text:span text:style-name="T32">la </text:span>realización <text:span text:style-name="T32">de la instrucción de trabajo.</text:span></text:p>
          <text:p text:style-name="P44"/>
        </text:list-item>
        <text:list-item>
          <text:p text:style-name="P41"><text:bookmark-start text:name="__RefHeading___Toc2048_903074945"/>Alcance<text:bookmark-end text:name="__RefHeading___Toc2048_903074945"/></text:p>
          <text:p text:style-name="P41"/>
          <text:p text:style-name="P45">Delimita<text:span text:style-name="T33">r</text:span> de modo preciso <text:span text:style-name="T33">(inicio y fin)</text:span>, la actividad o el puesto de trabajo afectados por <text:span text:style-name="T33">la instrucción de trabajo.</text:span></text:p>
          <text:p text:style-name="P45"/>
        </text:list-item>
        <text:list-item>
          <text:p text:style-name="P41"><text:bookmark-start text:name="__RefHeading___Toc2050_903074945"/>Documentos de referencia<text:bookmark-end text:name="__RefHeading___Toc2050_903074945"/></text:p>
          <text:p text:style-name="P41"/>
          <text:p text:style-name="P46">Documentos que se toman como base para la realización de la instrucción de trabajo.</text:p>
          <text:p text:style-name="P46"/>
        </text:list-item>
        <text:list-item>
          <text:p text:style-name="P42"><text:bookmark-start text:name="__RefHeading___Toc2052_903074945"/>Términos y definiciones<text:bookmark-end text:name="__RefHeading___Toc2052_903074945"/></text:p>
          <text:p text:style-name="P42"/>
          <text:p text:style-name="P45">Aquellas palabras o abreviaturas que sea necesario <text:span text:style-name="T34">explicar.</text:span></text:p>
          <text:p text:style-name="P45"/>
        </text:list-item>
        <text:list-item>
          <text:p text:style-name="P41"><text:bookmark-start text:name="__RefHeading___Toc2054_903074945"/>Personal autorizado<text:bookmark-end text:name="__RefHeading___Toc2054_903074945"/></text:p>
          <text:p text:style-name="P41"/>
          <text:p text:style-name="P47">Denominación de los cargos en cuya responsabilidad <text:span text:style-name="T34">se encuentra</text:span> la ejecución de la <text:span text:style-name="T35">actividad.</text:span></text:p>
          <text:p text:style-name="P47"/>
        </text:list-item>
        <text:list-item>
          <text:p text:style-name="P41"><text:bookmark-start text:name="__RefHeading___Toc2056_903074945"/>Personal requerido<text:bookmark-end text:name="__RefHeading___Toc2056_903074945"/></text:p>
          <text:p text:style-name="P41"><text:soft-page-break/></text:p>
          <text:p text:style-name="P48">Cantidad de personas requeridas por cargos autorizados para ejecutar la <text:span text:style-name="T35">actividad.</text:span></text:p>
          <text:p text:style-name="P48"/>
        </text:list-item>
        <text:list-item>
          <text:p text:style-name="P42"><text:bookmark-start text:name="__RefHeading___Toc2058_903074945"/>Materiales<text:bookmark-end text:name="__RefHeading___Toc2058_903074945"/></text:p>
          <text:p text:style-name="P41"/>
          <text:p text:style-name="P47">Lista de materiales necesarios para ejecutar la <text:span text:style-name="T36">actividad.</text:span></text:p>
          <text:p text:style-name="P47"/>
        </text:list-item>
        <text:list-item>
          <text:p text:style-name="P41"><text:bookmark-start text:name="__RefHeading___Toc2060_903074945"/>Herramientas y equipos <text:bookmark-end text:name="__RefHeading___Toc2060_903074945"/></text:p>
          <text:p text:style-name="P47">Lista de herramientas y/o equipos técnicos necesarios para ejecutar la <text:span text:style-name="T36">actividad.</text:span></text:p>
          <text:p text:style-name="P47"/>
        </text:list-item>
        <text:list-item>
          <text:p text:style-name="P41"><text:bookmark-start text:name="__RefHeading___Toc2062_903074945"/>Equipos de protección personal<text:bookmark-end text:name="__RefHeading___Toc2062_903074945"/></text:p>
          <text:p text:style-name="P41"/>
          <text:p text:style-name="P47">Los requeridos por el personal para ejecutar la <text:span text:style-name="T37">actividad</text:span> <text:span text:style-name="T37">de forma segura.</text:span></text:p>
          <text:p text:style-name="P47"/>
        </text:list-item>
        <text:list-item>
          <text:p text:style-name="P41"><text:bookmark-start text:name="__RefHeading___Toc2064_903074945"/>Precauciones de seguridad<text:bookmark-end text:name="__RefHeading___Toc2064_903074945"/></text:p>
          <text:p text:style-name="P41"/>
          <text:p text:style-name="P47">Recomendaciones e instrucciones necesarias para la ejecución de la <text:span text:style-name="T38">actividad.</text:span></text:p>
          <text:p text:style-name="P47"/>
        </text:list-item>
        <text:list-item>
          <text:p text:style-name="P41"><text:bookmark-start text:name="__RefHeading___Toc2066_903074945"/>Descripción de la actividad<text:bookmark-end text:name="__RefHeading___Toc2066_903074945"/></text:p>
          <text:p text:style-name="P41"/>
          <text:p text:style-name="P47">Acciones descritas en secuencia para realizar la <text:span text:style-name="T39">actividad</text:span>, incluyendo las verificaciones preliminares y posteriores cuando se requieren. Las acciones deben redactarse en forma indicativa y en tercera persona.</text:p>
          <text:p text:style-name="P47"/>
        </text:list-item>
        <text:list-item>
          <text:p text:style-name="P41"><text:bookmark-start text:name="__RefHeading___Toc2068_903074945"/>Anexos<text:bookmark-end text:name="__RefHeading___Toc2068_903074945"/></text:p>
          <text:p text:style-name="P41"/>
          <text:p text:style-name="P47">Documentos e información necesaria para un mayor entendimiento de la <text:span text:style-name="T40">actividad</text:span> operativa como son: planos, tablas, manuales de normas, dibujos, gráficos, entre otros.</text:p>
          <text:p text:style-name="P43"/>
        </text:list-item>
      </text:list>
      <text:p text:style-name="P29"><text:span text:style-name="T46">Especificaciones</text:span> de formato</text:p>
      <text:p text:style-name="P29"/>
      <text:p text:style-name="P21"><text:span text:style-name="T28">Títulos</text:span><text:span text:style-name="T26"> de secciones o cap</text:span><text:span text:style-name="T27">í</text:span><text:span text:style-name="T26">tulos: </text:span><text:span text:style-name="T29">primera letra en </text:span><text:span text:style-name="T30">mayúscula</text:span><text:span text:style-name="T29">, </text:span><text:span text:style-name="T30">tipo de letra </text:span><text:span text:style-name="T10">Arial 1</text:span><text:span text:style-name="T11">4</text:span><text:span text:style-name="T10"> negrita, </text:span><text:soft-page-break/><text:span text:style-name="T10">enumeración del tipo “</text:span><text:span text:style-name="T24">Esquema – </text:span><text:span text:style-name="T25">Numérico con todos los sub-niveles</text:span><text:span text:style-name="T10">”.</text:span></text:p>
      <text:p text:style-name="P19"/>
      <text:p text:style-name="P18"><text:span text:style-name="Strong_20_Emphasis"><text:span text:style-name="T14">Márgenes</text:span></text:span><text:span text:style-name="T15">: Los márgenes deben ser de 3 cm en el margen izquierdo y 2 cm en los </text:span><text:span text:style-name="T16">demás</text:span><text:span text:style-name="T15"> márgenes.</text:span></text:p>
      <text:p text:style-name="P18"><text:span text:style-name="Strong_20_Emphasis"><text:span text:style-name="T14"/></text:span></text:p>
      <text:p text:style-name="P18"><text:span text:style-name="Strong_20_Emphasis"><text:span text:style-name="T14">Sangría</text:span></text:span><text:span text:style-name="T15">: 0 cm (No utiliz</text:span><text:span text:style-name="T17">ar</text:span><text:span text:style-name="T15"> sangría)</text:span></text:p>
      <text:p text:style-name="P19"/>
      <text:p text:style-name="P18"><text:span text:style-name="Strong_20_Emphasis"><text:span text:style-name="T14">Espaciado</text:span></text:span><text:span text:style-name="T15">: Texto a espaciado sencillo y justificado. Luego de un punto y aparte se debe dejar una línea de por medio.</text:span></text:p>
      <text:p text:style-name="P19"/>
      <text:p text:style-name="P18"><text:span text:style-name="Strong_20_Emphasis"><text:span text:style-name="T14">Tipo de letra </text:span></text:span><text:span text:style-name="Strong_20_Emphasis"><text:span text:style-name="T20">del contenido</text:span></text:span><text:span text:style-name="T15">: Arial 12.</text:span></text:p>
      <text:p text:style-name="P19"/>
      <text:p text:style-name="P20"><text:span text:style-name="T9">Tipo de letra para tablas:</text:span><text:span text:style-name="T12"> Arial 10.</text:span></text:p>
      <text:p text:style-name="P19"/>
      <text:p text:style-name="P20"><text:span text:style-name="T9">Nombres de tablas:</text:span><text:span text:style-name="T12"> sobre la tabla, </text:span><text:span text:style-name="T13">tipo de letra </text:span><text:span text:style-name="T12">Arial 10 negrita.</text:span></text:p>
      <text:p text:style-name="P19"/>
      <text:p text:style-name="P20"><text:span text:style-name="T9">Nombres de figuras:</text:span><text:span text:style-name="T12"> </text:span><text:span text:style-name="T13">Debajo</text:span><text:span text:style-name="T12"> de la figura, </text:span><text:span text:style-name="T13">tipo de letra</text:span><text:span text:style-name="T12"> Arial 10 negrita.</text:span></text:p>
      <text:p text:style-name="P19"/>
      <text:p text:style-name="P22"><text:span text:style-name="Strong_20_Emphasis"><text:span text:style-name="T21">Papel</text:span></text:span><text:span text:style-name="T22">: Tamaño Carta ( </text:span><text:span text:style-name="T23">A excepción de que se disponga de</text:span><text:span text:style-name="T22"> lo contrario).</text:span></text:p>
      <text:p text:style-name="P10"><text:span text:style-name="Strong_20_Emphasis"><text:span text:style-name="T19"/></text:span></text:p>
      <text:list xml:id="list1376536786" text:style-name="L2">
        <text:list-header>
          <text:p text:style-name="P39"><text:span text:style-name="Strong_20_Emphasis"><text:span text:style-name="T18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,Bold" svg:font-family="'Arial,Bold'"/>
    <style:font-face style:name="Mangal1" svg:font-family="Mangal"/>
    <style:font-face style:name="helvetica neue" svg:font-family="'helvetica neue'" style:font-adornments="Normal"/>
    <style:font-face style:name="ARIAL" svg:font-family="ARIAL" style:font-family-generic="swiss"/>
    <style:font-face style:name="Arial2" svg:font-family="Arial" style:font-family-generic="swiss"/>
    <style:font-face style:name="Arial" svg:font-family="Arial" style:font-adornments="Normal" style:font-family-generic="swiss"/>
    <style:font-face style:name="Ubuntu" svg:font-family="Ubuntu" style:font-adornments="Norm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lr-tb"/>
      <style:text-properties style:use-window-font-color="true" style:font-name="Times New Roman" fo:font-size="12pt" fo:language="es" fo:country="V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fo:color="#000000" style:font-name="Arial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 fo:text-align="justify" style:justify-single-word="false" style:writing-mode="page"/>
      <style:text-properties style:font-name="Arial" fo:font-family="Arial" style:font-style-name="Normal" style:font-family-generic="swiss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fo:text-align="justify" style:justify-single-word="false" text:number-lines="false" text:line-number="0">
        <style:tab-stops/>
      </style:paragraph-properties>
      <style:text-properties fo:font-size="14pt" fo:font-weight="bold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2.94mm" style:type="center"/>
          <style:tab-stop style:position="165.8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2.94mm" style:type="center"/>
          <style:tab-stop style:position="165.89mm" style:type="right"/>
        </style:tab-stops>
      </style:paragraph-properties>
      <style:text-properties style:font-name="helvetica neue" fo:font-family="'helvetica neue'" style:font-style-name="Normal" fo:font-size="8pt"/>
    </style:style>
    <style:style style:name="Normal1" style:family="paragraph">
      <style:paragraph-properties fo:margin-top="0mm" fo:margin-bottom="3.53mm" loext:contextual-spacing="false" fo:line-height="115%"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VE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Encabezado1" style:family="paragraph" style:parent-style-name="Normal1">
      <style:paragraph-properties fo:margin-top="0mm" fo:margin-bottom="0mm" loext:contextual-spacing="false" style:line-height-at-least="1.76mm" fo:hyphenation-ladder-count="no-limit">
        <style:tab-stops>
          <style:tab-stop style:position="77.95mm" style:type="center"/>
          <style:tab-stop style:position="155.89mm" style:type="right"/>
        </style:tab-stops>
      </style:paragraph-properties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55.91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principal" style:display-name="Título principal" style:family="paragraph" style:parent-style-name="Standard">
      <loext:graphic-properties draw:fill="none" draw:fill-color="#99ccff"/>
      <style:paragraph-properties fo:margin-left="0mm" fo:margin-right="0mm" fo:text-align="justify" style:justify-single-word="false" fo:text-indent="0mm" style:auto-text-indent="false" fo:background-color="transparent" style:writing-mode="page"/>
      <style:text-properties style:font-name="Arial2" fo:font-family="Arial" style:font-family-generic="swiss" fo:language="es" fo:country="VE" fo:font-weight="bold" officeooo:rsid="003c39c5" style:font-weight-asian="normal" style:font-weight-complex="normal"/>
    </style:style>
    <style:style style:name="Contenido" style:family="paragraph" style:parent-style-name="Título_20_principal">
      <style:paragraph-properties style:writing-mode="page"/>
      <style:text-properties fo:font-weight="normal"/>
    </style:style>
    <style:style style:name="Fuente_20_de_20_párrafo_20_predeter.1" style:display-name="Fuente de párrafo predeter.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5.91mm" table:align="margins" style:writing-mode="page"/>
    </style:style>
    <style:style style:name="Tabla2.A" style:family="table-column">
      <style:table-column-properties style:column-width="61.97mm" style:rel-column-width="21845*"/>
    </style:style>
    <style:style style:name="Tabla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a2.C1" style:family="table-cell">
      <style:table-cell-properties fo:padding="0.97mm" fo:border="0.05pt solid #000000"/>
    </style:style>
    <style:style style:name="Tabla3" style:family="table">
      <style:table-properties style:width="185.91mm" table:align="margins" style:writing-mode="page"/>
    </style:style>
    <style:style style:name="Tabla3.A" style:family="table-column">
      <style:table-column-properties style:column-width="61.97mm" style:rel-column-width="21845*"/>
    </style:style>
    <style:style style:name="Tabla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a3.C1" style:family="table-cell">
      <style:table-cell-properties fo:padding="0.97mm" fo:border="0.05pt solid #000000"/>
    </style:style>
    <style:style style:name="MP1" style:family="paragraph" style:parent-style-name="Standard">
      <style:paragraph-properties fo:text-align="center" style:justify-single-word="false"/>
      <style:text-properties officeooo:paragraph-rsid="001f495b"/>
    </style:style>
    <style:style style:name="MP2" style:family="paragraph" style:parent-style-name="Standard">
      <style:paragraph-properties fo:text-align="center" style:justify-single-word="false"/>
      <style:text-properties officeooo:paragraph-rsid="005b0585"/>
    </style:style>
    <style:style style:name="MP3" style:family="paragraph" style:parent-style-name="Table_20_Contents">
      <style:text-properties officeooo:paragraph-rsid="005b0585"/>
    </style:style>
    <style:style style:name="MP4" style:family="paragraph" style:parent-style-name="Standard">
      <style:paragraph-properties fo:text-align="center" style:justify-single-word="false"/>
      <style:text-properties officeooo:rsid="00578900" officeooo:paragraph-rsid="005b0585"/>
    </style:style>
    <style:style style:name="MP5" style:family="paragraph" style:parent-style-name="Standard">
      <style:paragraph-properties fo:text-align="center" style:justify-single-word="false"/>
      <style:text-properties officeooo:paragraph-rsid="005b0585" fo:background-color="transparent"/>
    </style:style>
    <style:style style:name="MP6" style:family="paragraph" style:parent-style-name="Footer">
      <style:text-properties officeooo:paragraph-rsid="00611bc0"/>
    </style:style>
    <style:style style:name="MP7" style:family="paragraph" style:parent-style-name="Table_20_Contents">
      <style:text-properties officeooo:paragraph-rsid="00611bc0"/>
    </style:style>
    <style:style style:name="MP8" style:family="paragraph" style:parent-style-name="Standard">
      <style:paragraph-properties fo:text-align="center" style:justify-single-word="false"/>
      <style:text-properties officeooo:paragraph-rsid="00611bc0"/>
    </style:style>
    <style:style style:name="MP9" style:family="paragraph" style:parent-style-name="Standard">
      <style:paragraph-properties fo:text-align="center" style:justify-single-word="false"/>
      <style:text-properties officeooo:rsid="00578900" officeooo:paragraph-rsid="00611bc0"/>
    </style:style>
    <style:style style:name="MP10" style:family="paragraph" style:parent-style-name="Standard">
      <style:text-properties officeooo:paragraph-rsid="00611bc0"/>
    </style:style>
    <style:style style:name="MT1" style:family="text">
      <style:text-properties officeooo:rsid="00611bc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3.6mm, 0mm, 0mm, 0m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14.99mm" fo:margin-bottom="14.99mm" fo:margin-left="14.99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3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5.9mm" fo:page-height="279.4mm" style:num-format="1" style:print-orientation="portrait" fo:margin-top="14.99mm" fo:margin-bottom="14.99mm" fo:margin-left="14.99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mm" svg:y="-2.12mm" svg:width="71.35mm" svg:height="20.92mm" draw:z-index="0"><draw:image xlink:href="Pictures/100002010000076B0000022CF16A0C0979B75314.png" xlink:type="simple" xlink:show="embed" xlink:actuate="onLoad"/></draw:frame></text:p>
        <text:p text:style-name="Header"/>
        <text:p text:style-name="Header"/>
        <text:p text:style-name="Header"/>
      </style:header>
      <style:footer>
        <text:p text:style-name="MP1"/>
        <text:p text:style-name="MP2"/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3"><draw:frame draw:style-name="Mfr1" draw:name="Imagen3" text:anchor-type="paragraph" svg:x="7.97mm" svg:y="0.04mm" svg:width="32.1mm" svg:height="17.04mm" draw:z-index="1"><draw:image xlink:href="Pictures/10000000000000C80000008256A4D52A80520524.png" xlink:type="simple" xlink:show="embed" xlink:actuate="onLoad"/></draw:frame><draw:frame draw:style-name="Mfr2" draw:name="Imagen4" text:anchor-type="paragraph" svg:x="136.26mm" svg:y="1.48mm" svg:width="34.27mm" svg:height="11.2mm" draw:z-index="2"><draw:image xlink:href="Pictures/100000000000010B00000061A516D0F2C4D1D614.png" xlink:type="simple" xlink:show="embed" xlink:actuate="onLoad"/></draw:frame></text:p>
              <text:p text:style-name="MP3"/>
              <text:p text:style-name="MP3"/>
              <text:p text:style-name="MP3"/>
            </table:table-cell>
            <table:table-cell table:style-name="Tabla2.A1" office:value-type="string">
              <text:p text:style-name="MP2"/>
              <text:p text:style-name="MP4"><text:span text:style-name="MT1">Carácter</text:span> confidencial</text:p>
            </table:table-cell>
            <table:table-cell table:style-name="Tabla2.C1" office:value-type="string">
              <text:p text:style-name="MP3"/>
              <text:p text:style-name="MP3"/>
              <text:p text:style-name="MP3"/>
              <text:p text:style-name="MP3"><text:page-number text:select-page="current">1</text:page-number>/<text:page-count>5</text:page-count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3" draw:name="gráficos2" text:anchor-type="paragraph" svg:width="165.89mm" svg:height="10.21mm" draw:z-index="0"><draw:image xlink:href="Pictures/10000000000009F600000072560D14EE6870FC21.png" xlink:type="simple" xlink:show="embed" xlink:actuate="onLoad"/></draw:frame></text:p>
        <text:p text:style-name="Header"/>
      </style:header>
      <style:footer>
        <text:p text:style-name="Footer"/>
      </style:footer>
    </style:master-page>
    <style:master-page style:name="Index" style:page-layout-name="Mpm3">
      <style:header>
        <text:p text:style-name="Header"><draw:frame draw:style-name="Mfr1" draw:name="Imagen2" text:anchor-type="paragraph" svg:x="0mm" svg:y="-6.16mm" svg:width="71.3mm" svg:height="20.9mm" draw:z-index="6"><draw:image xlink:href="Pictures/100002010000076B0000022CF16A0C0979B75314.png" xlink:type="simple" xlink:show="embed" xlink:actuate="onLoad"/></draw:frame></text:p>
        <text:p text:style-name="Header"/>
        <text:p text:style-name="Header"/>
      </style:header>
      <style:footer>
        <text:p text:style-name="MP6"/>
        <table:table table:name="Tabla3" table:style-name="Tabla3">
          <table:table-column table:style-name="Tabla3.A" table:number-columns-repeated="3"/>
          <table:table-row>
            <table:table-cell table:style-name="Tabla3.A1" office:value-type="string">
              <text:p text:style-name="MP7"><draw:frame draw:style-name="Mfr1" draw:name="Imagen5" text:anchor-type="paragraph" svg:x="7.97mm" svg:y="0.04mm" svg:width="32.42mm" svg:height="17.25mm" draw:z-index="10"><draw:image xlink:href="Pictures/10000000000000C80000008256A4D52A80520524.png" xlink:type="simple" xlink:show="embed" xlink:actuate="onLoad"/></draw:frame><draw:frame draw:style-name="Mfr2" draw:name="Imagen6" text:anchor-type="paragraph" svg:x="136.26mm" svg:y="1.48mm" svg:width="34.27mm" svg:height="11.2mm" draw:z-index="14"><draw:image xlink:href="Pictures/100000000000010B00000061A516D0F2C4D1D614.png" xlink:type="simple" xlink:show="embed" xlink:actuate="onLoad"/></draw:frame></text:p>
              <text:p text:style-name="MP7"/>
              <text:p text:style-name="MP7"/>
              <text:p text:style-name="MP7"/>
            </table:table-cell>
            <table:table-cell table:style-name="Tabla3.A1" office:value-type="string">
              <text:p text:style-name="MP8"/>
              <text:p text:style-name="MP9"><text:span text:style-name="MT1">Carácter</text:span> confidencial</text:p>
            </table:table-cell>
            <table:table-cell table:style-name="Tabla3.C1" office:value-type="string">
              <text:p text:style-name="MP7"/>
              <text:p text:style-name="MP7"/>
              <text:p text:style-name="MP7"/>
              <text:p text:style-name="MP7"><text:page-number text:select-page="current">5</text:page-number>/<text:page-count>5</text:page-count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08:45:01.65</meta:creation-date>
    <dc:date>2017-06-20T08:06:33.581633675</dc:date>
    <meta:editing-duration>PT5H43M10S</meta:editing-duration>
    <meta:editing-cycles>56</meta:editing-cycles>
    <meta:generator>LibreOffice/5.3.1.2$Linux_x86 LibreOffice_project/e80a0e0fd1875e1696614d24c32df0f95f03deb2</meta:generator>
    <meta:printed-by>Rogmar Mariña</meta:printed-by>
    <meta:print-date>2017-05-09T12:00:36.290309577</meta:print-date>
    <meta:document-statistic meta:table-count="3" meta:image-count="7" meta:object-count="0" meta:page-count="5" meta:paragraph-count="70" meta:word-count="539" meta:character-count="3415" meta:non-whitespace-character-count="2940"/>
  </office:meta>
</office:document-meta>
</file>